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de">
      <style:paragraph-properties fo:margin-top="0cm" fo:margin-bottom="0cm"/>
      <style:text-properties fo:font-style="normal" style:font-style-asian="normal" style:font-style-complex="normal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/>
    </style:style>
    <style:style style:name="T4" style:family="text">
      <style:text-properties fo:font-size="14pt"/>
    </style:style>
    <style:style style:name="T5" style:family="text">
      <style:text-properties style:font-size-asian="14pt"/>
    </style:style>
    <style:style style:name="T6" style:family="text">
      <style:text-properties style:font-size-complex="14pt"/>
    </style:style>
    <style:style style:name="T7" style:family="text">
      <style:text-properties style:font-name="Times New Roman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A simple unit test framework for C</text:p>
      <text:p text:style-name="P3"/>
      <text:p text:style-name="P2">Remo Dentato</text:p>
      <text:p text:style-name="P3"><text:a xlink:type="simple" xlink:href="mailto:rdentato@gmail.com"><text:span text:style-name="T1">rdentato@gmail.com</text:span></text:a></text:p>
      <text:p text:style-name="P2"/>
      <text:p text:style-name="Standard"/>
      <text:h text:style-name="Heading_20_1" text:outline-level="1">Introduction</text:h>
      <text:p text:style-name="Standard"/>
      <text:h text:style-name="Heading_20_1" text:outline-level="1">Running example</text:h>
      <text:p text:style-name="Standard">During the document we'll refer our example to a library that implements a set of data structures</text:p>
      <text:p text:style-name="Standard"/>
      <text:p text:style-name="Code"/>
      <text:p text:style-name="Code">struct node {</text:p>
      <text:p text:style-name="Code"><text:s text:c="2"/>int val;</text:p>
      <text:p text:style-name="Code"><text:s text:c="2"/>struct node *next;</text:p>
      <text:p text:style-name="Code">};</text:p>
      <text:p text:style-name="Code"/>
      <text:p text:style-name="Code">typedef struct {</text:p>
      <text:p text:style-name="Code"><text:s text:c="2"/>int count;</text:p>
      <text:p text:style-name="Code"><text:s text:c="2"/>struct node *head;</text:p>
      <text:p text:style-name="Code"><text:s text:c="2"/>struct node *tail;</text:p>
      <text:p text:style-name="Code">} list_t;</text:p>
      <text:p text:style-name="Code"/>
      <text:p text:style-name="Code">list_t listNew();</text:p>
      <text:p text:style-name="Code">void <text:s text:c="2"/>listFree();</text:p>
      <text:p text:style-name="Code">int <text:s text:c="3"/>listCount();</text:p>
      <text:p text:style-name="Code"/>
      <text:p text:style-name="Code">list_t listAddHead(list_t l, int n);</text:p>
      <text:p text:style-name="Code">list_t listAddTail(list_t l, int n);</text:p>
      <text:p text:style-name="Code"/>
      <text:p text:style-name="Code">int listGetHead(list_t l);</text:p>
      <text:p text:style-name="Code">int listGetTail(list_t l);</text:p>
      <text:p text:style-name="Code"/>
      <text:p text:style-name="Code">void listDelHead(list_t l);</text:p>
      <text:p text:style-name="Code">void listDelTail(list_t l);</text:p>
      <text:p text:style-name="Code"/>
      <text:p text:style-name="Standard"/>
      <text:h text:style-name="Heading_20_1" text:outline-level="1">Single test</text:h>
      <text:p text:style-name="Text_20_body">A <text:span text:style-name="T1">test </text:span><text:span text:style-name="T2">is a piece of code that probes a specific aspect of the code to test. Let's see an example.</text:span></text:p>
      <text:p text:style-name="P5">To be sure that the listNew() function returns, under certain circumstances, a pointer to the newly created list we can write:</text:p>
      <text:p text:style-name="P5"/>
      <text:p text:style-name="P4"><text:s text:c="2"/><text:span text:style-name="T7">... set up ...</text:span></text:p>
      <text:p text:style-name="P4"><text:s text:c="2"/>lst = listNew();</text:p>
      <text:p text:style-name="P4"><text:s text:c="2"/>TST(“Creating a list”, (lst != NULL));</text:p>
      <text:p text:style-name="P4"><text:s text:c="2"/>...</text:p>
      <text:p text:style-name="P5"/>
      <text:p text:style-name="P5">Once executed,</text:p>
      <text:p text:style-name="P5">Test groups</text:p>
      <text:p text:style-name="P5"/>
      <text:p text:style-name="P5">Test se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nsolas" svg:font-family="Consolas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Code" style:family="paragraph" style:parent-style-name="Text_20_body">
      <style:paragraph-properties fo:margin-top="0cm" fo:margin-bottom="0cm" fo:background-color="#e6e6e6">
        <style:background-image/>
      </style:paragraph-properties>
      <style:text-properties style:font-name="Consolas" fo:font-size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D </meta:initial-creator>
    <meta:creation-date>2009-11-29T15:51:55.78</meta:creation-date>
    <dc:date>2009-11-29T23:26:14.42</dc:date>
    <dc:creator>RD </dc:creator>
    <meta:editing-duration>PT00H30M39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1" meta:paragraph-count="34" meta:word-count="144" meta:character-count="894"/>
  </office:meta>
</office:document-meta>
</file>